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CMRepeatingLeaf.XSCMRepeatingLeaf( int type , Object leaf , int minOccurs , int maxOccurs , int id ,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CMRepeatingLeaf.getMin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MRepeatingLeaf.getMaxOcc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